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date" office:date-value="2021-01-16" calcext:value-type="date">
            <text:p>16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7" calcext:value-type="date">
            <text:p>17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date" office:date-value="2021-01-18" calcext:value-type="date">
            <text:p>18/01/21</text:p>
          </table:table-cell>
          <table:table-cell office:value-type="string" calcext:value-type="string">
            <text:p>Quizes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26:36.255575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8T21:27:04.793210846</dc:date>
    <meta:creation-date>2014-12-14T08:12:00Z</meta:creation-date>
    <meta:editing-cycles>565</meta:editing-cycles>
    <meta:editing-duration>PT23H23M2S</meta:editing-duration>
    <meta:generator>LibreOffice/7.0.2.2$Linux_X86_64 LibreOffice_project/00$Build-2</meta:generator>
    <meta:document-statistic meta:table-count="10" meta:cell-count="1692" meta:object-count="0"/>
  </office:meta>
</office:document-meta>
</file>